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'Roboto Fallback', Helvetica, Arial, sans-serif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fo:font-size="16pt" fo:language="de" fo:country="CH" fo:font-weight="bold" officeooo:rsid="001ef22f" officeooo:paragraph-rsid="001ef22f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orphans="2" fo:widows="2" fo:text-indent="0cm" style:auto-text-indent="false" fo:break-before="page"/>
      <style:text-properties fo:color="#000000" loext:opacity="100%" fo:font-size="16pt" fo:language="de" fo:country="CH" fo:font-weight="bold" officeooo:rsid="001ef22f" officeooo:paragraph-rsid="001ef22f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fo:language="de" fo:country="CH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fo:language="de" fo:country="CH" officeooo:paragraph-rsid="001ef22f"/>
    </style:style>
    <style:style style:name="T1" style:family="text">
      <style:text-properties fo:font-variant="normal" fo:text-transform="none" fo:color="#666666" loext:opacity="100%" style:font-name="Roboto" fo:font-size="12pt" fo:letter-spacing="normal" fo:font-style="normal" fo:font-weight="normal"/>
    </style:style>
    <style:style style:name="T2" style:family="text">
      <style:text-properties fo:font-variant="normal" fo:text-transform="none" style:font-name="Roboto" fo:font-size="12pt" fo:letter-spacing="normal" fo:font-style="normal"/>
    </style:style>
    <style:style style:name="T3" style:family="text">
      <style:text-properties fo:font-variant="normal" fo:text-transform="none" style:font-name="Roboto" fo:font-size="12pt" fo:letter-spacing="normal" fo:font-style="normal" fo:font-weight="normal"/>
    </style:style>
    <style:style style:name="T4" style:family="text">
      <style:text-properties fo:font-variant="normal" fo:text-transform="none" style:font-name="Roboto" fo:font-size="12pt" fo:letter-spacing="normal" fo:font-style="normal" fo:font-weight="normal" officeooo:rsid="001ef22f"/>
    </style:style>
    <style:style style:name="T5" style:family="text">
      <style:text-properties fo:font-variant="normal" fo:text-transform="none" style:font-name="Roboto" fo:font-size="12pt" fo:letter-spacing="normal" fo:font-style="normal" fo:font-weight="normal" officeooo:rsid="001ef22f" style:font-weight-asian="bold" style:font-weight-complex="bold"/>
    </style:style>
    <style:style style:name="T6" style:family="text">
      <style:text-properties fo:font-variant="normal" fo:text-transform="none" style:font-name="Roboto" fo:font-size="12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style:font-name="Roboto" fo:font-size="12pt" fo:letter-spacing="normal" fo:font-style="normal" fo:font-weight="bold" officeooo:rsid="001ef22f" style:font-weight-asian="bold" style:font-weight-complex="bold"/>
    </style:style>
    <style:style style:name="T8" style:family="text">
      <style:text-properties fo:font-variant="normal" fo:text-transform="none" style:font-name="Roboto" fo:letter-spacing="normal" fo:font-style="normal"/>
    </style:style>
    <style:style style:name="T9" style:family="text">
      <style:text-properties officeooo:rsid="001ef22f"/>
    </style:style>
    <style:style style:name="T1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Ohne Computer</text:span></text:p>
      <text:p text:style-name="P3"><text:span text:style-name="T3"/></text:p>
      <text:p text:style-name="P3"><text:span text:style-name="T3">Dies ist ein Retro-Spielschrank mit den folgenden Spezifikationen und Inhalten:</text:span><text:line-break/><text:span text:style-name="T3">Höhe: 1700mm Breite 900mm</text:span><text:line-break/><text:span text:style-name="T3">Tiefe: 900 mm</text:span><text:line-break/><text:span text:style-name="T3">Gewicht: nicht weniger als 20 Kg</text:span><text:line-break/><text:line-break/><text:span text:style-name="T3">INHALT:</text:span><text:line-break/><text:span text:style-name="T3">1. Strom: 220V Steckdosenleiste mit Mausschalter</text:span><text:line-break/><text:span text:style-name="T3">2. Bildschirm: Dell 1908FP 19" ,1280 x 1024 , Flachbildschirm</text:span><text:line-break/><text:span text:style-name="T3">330 W (Standard) - 60 W (max) Stromverbrauch.</text:span><text:line-break/><text:span text:style-name="T3">3. Controller: 2 USB, 2 Joystick, 2 x 12 Tasten.</text:span><text:line-break/><text:span text:style-name="T3">4. Lautsprecher: 3,5mm Klinke Stecker, USB-Stromversorgung, für PC.</text:span><text:line-break/><text:span text:style-name="T3">5. HDMI to VGA Adapter (Male to Female) 1080P with Audio Port.</text:span><text:line-break/><text:line-break/><text:span text:style-name="T3">Nicht mitgeliefert:</text:span><text:line-break/><text:span text:style-name="T3">Das Gehäuse wird ohne einen Computer verkauft.</text:span><text:line-break/><text:span text:style-name="T3">Ein passender Computer wäre der Pandora CX oder der Rasberry 3B+ Computer,</text:span><text:line-break/><text:span text:style-name="T3">die bei den derzeitigen Preisen von 2023 Januar mit</text:span><text:line-break/><text:span text:style-name="T3">den notwendigen Komponenten für weit</text:span><text:line-break/><text:span text:style-name="T3">unter SF100 erhältlich sind.</text:span><text:line-break/><text:line-break/><text:span text:style-name="T3">Transport</text:span><text:line-break/><text:span text:style-name="T3">Der Schrank besteht aus zwei Teilen und kann auf den Rücksitzen eines Autos transportiert werden.</text:span> </text:p>
      <text:p text:style-name="P3"/>
      <text:p text:style-name="P1"><text:span text:style-name="T8"/></text:p>
      <text:p text:style-name="P2"><text:span text:style-name="T8">OhneComputer</text:span></text:p>
      <text:p text:style-name="P4"><text:span text:style-name="T3"/></text:p>
      <text:p text:style-name="P4"><text:span text:style-name="T3">Dies ist ein Retro-Spielschrank mit den folgenden Spezifikationen und Inhalten:</text:span><text:line-break/><text:span text:style-name="T3">Höhe: 1700mm Breite 900mm</text:span><text:line-break/><text:span text:style-name="T3">Tiefe: 900 mm</text:span><text:line-break/><text:span text:style-name="T3">Gewicht: nicht weniger als 20 Kg</text:span><text:line-break/><text:span text:style-name="T10"><text:line-break/></text:span><text:span text:style-name="T6">INHALT:</text:span><text:line-break/><text:span text:style-name="T3">1. Strom: 220V Steckdosenleiste mit Mausschalter</text:span><text:line-break/><text:span text:style-name="T3">2. Bildschirm: Dell 1908FP 19" ,1280 x 1024 , Flachbildschirm</text:span><text:line-break/><text:span text:style-name="T3">330 W (Standard) - 60 W (max) Stromverbrauch.</text:span><text:line-break/><text:span text:style-name="T3">3. Controller: 2 USB, 2 Joystick, 2 x 12 Tasten.</text:span><text:line-break/><text:span text:style-name="T3">4. Lautsprecher: 3,5mm Klinke Stecker, USB-Stromversorgung, für PC.</text:span><text:line-break/><text:span text:style-name="T3">5. HDMI to VGA Adapter (Male to Female) 1080P with Audio Port.</text:span><text:line-break/><text:line-break/><text:span text:style-name="T7">COMPUTER</text:span><text:span text:style-name="T6">:</text:span></text:p>
      <text:p text:style-name="P4"><text:span text:style-name="T5">1. Raspberry 3B+</text:span></text:p>
      <text:p text:style-name="P4"><text:span text:style-name="T5">2. USB Spiecher 128 GB</text:span></text:p>
      <text:p text:style-name="P4"><text:span text:style-name="T5">3. SD Spiecher 32 GB</text:span></text:p>
      <text:p text:style-name="P4"><text:span text:style-name="T5">4. USB Raspberry Power</text:span></text:p>
      <text:p text:style-name="P4"><text:span text:style-name="T5">5. USB Tastatur</text:span></text:p>
      <text:p text:style-name="P4"><text:span text:style-name="T5">6. USB Hub</text:span><text:line-break/><text:line-break/><text:line-break/><text:span text:style-name="T3">Transport</text:span><text:line-break/><text:span text:style-name="T3">Der Schrank besteht aus zwei Teilen und kann auf den Rücksitzen eines Autos transportiert werden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'Roboto Fallback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2T18:01:17.438000000</meta:creation-date>
    <dc:date>2024-01-12T18:06:29.819000000</dc:date>
    <meta:editing-duration>PT5M12S</meta:editing-duration>
    <meta:editing-cycles>2</meta:editing-cycles>
    <meta:generator>LibreOffice/7.2.0.4$Windows_X86_64 LibreOffice_project/9a9c6381e3f7a62afc1329bd359cc48accb6435b</meta:generator>
    <meta:document-statistic meta:table-count="0" meta:image-count="0" meta:object-count="0" meta:page-count="2" meta:paragraph-count="10" meta:word-count="254" meta:character-count="1619" meta:non-whitespace-character-count="1366"/>
  </office:meta>
</office:document-meta>
</file>